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cm"/>
      <style:text-properties fo:color="#d4d4d4" style:font-name="Menlo" fo:font-size="7.59999990463257pt" fo:font-weight="normal" fo:background-color="#1e1e1e"/>
    </style:style>
    <style:style style:name="P2" style:family="paragraph" style:parent-style-name="Standard">
      <style:paragraph-properties style:line-height-at-least="0.4cm" fo:text-align="center" style:justify-single-word="false"/>
      <style:text-properties fo:color="#d4d4d4" style:font-name="Menlo" fo:font-size="13pt" fo:font-weight="normal" officeooo:rsid="00138f43" officeooo:paragraph-rsid="00138f43" fo:background-color="#1e1e1e" style:font-size-asian="13pt" style:font-size-complex="13pt"/>
    </style:style>
    <style:style style:name="P3" style:family="paragraph" style:parent-style-name="Standard">
      <style:paragraph-properties style:line-height-at-least="0.4cm"/>
      <style:text-properties fo:color="#6a9955" style:font-name="Menlo" fo:font-size="7.59999990463257pt" fo:font-weight="normal" fo:background-color="#1e1e1e"/>
    </style:style>
    <style:style style:name="P4" style:family="paragraph" style:parent-style-name="Standard">
      <style:paragraph-properties style:line-height-at-least="0.4cm"/>
    </style:style>
    <style:style style:name="T1" style:family="text">
      <style:text-properties fo:color="#569cd6"/>
    </style:style>
    <style:style style:name="T2" style:family="text">
      <style:text-properties fo:color="#dcdcaa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4fc1ff"/>
    </style:style>
    <style:style style:name="T6" style:family="text">
      <style:text-properties fo:color="#b5cea8"/>
    </style:style>
    <style:style style:name="T7" style:family="text">
      <style:text-properties fo:color="#6a99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etTimeout &amp; clearInterval</text:span></text:p>
      <text:p text:style-name="P1"><text:span text:style-name="T1"/></text:p>
      <text:p text:style-name="P1"><text:span text:style-name="T1">const</text:span> <text:span text:style-name="T2">hello</text:span> = () <text:span text:style-name="T1">=&gt;</text:span>{</text:p>
      <text:p text:style-name="P1"><text:span text:style-name="T3">console</text:span>.<text:span text:style-name="T2">log</text:span>(<text:span text:style-name="T4">"hello"</text:span>);</text:p>
      <text:p text:style-name="P1">}</text:p>
      <text:p text:style-name="P4"/>
      <text:p text:style-name="P3">// setTimeout(hello, 5000); //la fonction setTimeout permet contrôler dans combien de temps va s'exécuter la fonction. </text:p>
      <text:p text:style-name="P4"/>
      <text:p text:style-name="P3">// setTimeout(function(){// la fonction est anonyme</text:p>
      <text:p text:style-name="P3">// console.log("Anon");</text:p>
      <text:p text:style-name="P3">// }, 4000);</text:p>
      <text:p text:style-name="P4"/>
      <text:p text:style-name="P3">//setInterval(hello, 5000); setInterval permet d'exécuter la fonction à un interval toute les 5 secondes...</text:p>
      <text:p text:style-name="P4"/>
      <text:p text:style-name="P1"><text:span text:style-name="T1">const</text:span> <text:span text:style-name="T5">monInterval</text:span> = <text:span text:style-name="T2">setInterval</text:span>(<text:span text:style-name="T2">hello</text:span>, <text:span text:style-name="T6">5000</text:span>);</text:p>
      <text:p text:style-name="P4"/>
      <text:p text:style-name="P1"><text:span text:style-name="T2">setTimeout</text:span>(<text:span text:style-name="T1">function</text:span>(){</text:p>
      <text:p text:style-name="P1"><text:span text:style-name="T2">clearInterval</text:span>(<text:span text:style-name="T5">monInterval</text:span>);</text:p>
      <text:p text:style-name="P1"><text:span text:style-name="T3">console</text:span>.<text:span text:style-name="T2">log</text:span>(<text:span text:style-name="T4">"J'ai utiliser un clearInterval après 12 seconds"</text:span>);</text:p>
      <text:p text:style-name="P1">},<text:span text:style-name="T6">12000</text:span>);<text:span text:style-name="T7">// ClearInterval permet l'arret de la boucle de setInterval danc se cas il à été derterminer que cette fonction s'éxécute 12 secondes après le début de la fonction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18:25:39.065175233</meta:creation-date>
    <dc:date>2020-10-11T18:26:31.005815520</dc:date>
    <meta:editing-duration>PT52S</meta:editing-duration>
    <meta:editing-cycles>1</meta:editing-cycles>
    <meta:generator>LibreOffice/6.1.0.3$MacOSX_X86_64 LibreOffice_project/efb621ed25068d70781dc026f7e9c5187a4decd1</meta:generator>
    <meta:document-statistic meta:table-count="0" meta:image-count="0" meta:object-count="0" meta:page-count="1" meta:paragraph-count="14" meta:word-count="93" meta:character-count="710" meta:non-whitespace-character-count="630"/>
  </office:meta>
</office:document-meta>
</file>